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7"/>
    <style:style style:name="ce5" style:family="table-cell" style:parent-style-name="Default" style:data-style-name="N11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5" table:number-rows-spanned="1">
            <text:p>Linear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Time</text:p>
          </table:table-cell>
          <table:table-cell table:number-columns-repeated="4"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Speed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Distance</text:p>
          </table:table-cell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/>
          <table:table-cell table:formula="of:=([.B4]/[.B3])" office:value-type="float" office:value="3.625">
            <text:p>3.63</text:p>
          </table:table-cell>
          <table:table-cell table:style-name="ce3" table:formula="of:=[.C4]/[.C3]" office:value-type="float" office:value="2.72">
            <text:p>2.72</text:p>
          </table:table-cell>
          <table:table-cell table:style-name="ce3" table:formula="of:=[.D4]/[.D3]" office:value-type="float" office:value="3.57142857142857">
            <text:p>3.57</text:p>
          </table:table-cell>
          <table:table-cell table:style-name="ce3" table:formula="of:=[.E4]/[.E3]" office:value-type="float" office:value="3.16666666666667">
            <text:p>3.1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f:=([.A7]*[.$E$7])-[.$C$4]" office:value-type="float" office:value="69.5">
            <text:p>69.5</text:p>
          </table:table-cell>
          <table:table-cell/>
          <table:table-cell table:style-name="ce2" office:value-type="string">
            <text:p>Const</text:p>
          </table:table-cell>
          <table:table-cell table:formula="of:=44/8" office:value-type="float" office:value="5.5">
            <text:p>5.5</text:p>
          </table:table-cell>
          <table:table-cell table:style-name="ce5" office:value-type="float" office:value="1.485">
            <text:p>1.4850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formula="of:=([.A8]*[.$E$7])-[.$C$4]" office:value-type="float" office:value="97">
            <text:p>97</text:p>
          </table:table-cell>
          <table:table-cell table:formula="of:=[.E4]" office:value-type="float" office:value="95">
            <text:p>95</text:p>
          </table:table-cell>
          <table:table-cell office:value-type="string">
            <text:p>Val</text:p>
          </table:table-cell>
          <table:table-cell table:style-name="ce4" table:formula="of:=[.E7]*[.B5]" office:value-type="float" office:value="19.9375">
            <text:p><text:s/>179/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([.A9]*[.$E$7])-[.$C$4]" office:value-type="float" office:value="124.5">
            <text:p>124.5</text:p>
          </table:table-cell>
          <table:table-cell table:number-columns-repeated="4"/>
        </table:table-row>
        <table:table-row table:style-name="ro1">
          <table:table-cell table:style-name="ce2" office:value-type="float" office:value="40">
            <text:p>40</text:p>
          </table:table-cell>
          <table:table-cell table:formula="of:=([.A10]*[.$E$7])-[.$C$4]" office:value-type="float" office:value="152">
            <text:p>152</text:p>
          </table:table-cell>
          <table:table-cell table:formula="of:=[.B4]" office:value-type="float" office:value="145">
            <text:p>1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table:number-columns-spanned="5" table:number-rows-spanned="1">
            <text:p>Rotation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Time</text:p>
          </table:table-cell>
          <table:table-cell table:number-columns-repeated="3"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string">
            <text:p>Spe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Angle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/>
          <table:table-cell table:number-columns-repeated="2"/>
        </table:table-row>
        <table:table-row table:style-name="ro1">
          <table:table-cell/>
          <table:table-cell table:formula="of:=[.B15]/[.B14]" office:value-type="float" office:value="4.33333333333333">
            <text:p>4.33</text:p>
          </table:table-cell>
          <table:table-cell table:formula="of:=[.C15]/[.C14]" office:value-type="float" office:value="5">
            <text:p>5</text:p>
          </table:table-cell>
          <table:table-cell table:formula="of:=[.D15]/[.D14]" office:value-type="float" office:value="0">
            <text:p>#DIV/0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Left</text:p>
          </table:table-cell>
          <table:table-cell office:value-type="string">
            <text:p>Righ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0">
            <text:p>-30</text:p>
          </table:table-cell>
          <table:table-cell table:formula="of:=(VLOOKUP(ABS([.A19]);[.$A$7:.$B$10];2)*IF([.A19]&lt;0; -1; 1)-VLOOKUP(ABS([.B19]);[.$A$7:.$B$10];2)*IF([.B19]&lt;0; -1; 1))*[.$F$20]" office:value-type="float" office:value="30.555">
            <text:p>30.56</text:p>
          </table:table-cell>
          <table:table-cell/>
          <table:table-cell table:style-name="ce2" office:value-type="string">
            <text:p>Const</text:p>
          </table:table-cell>
          <table:table-cell table:style-name="ce5" office:value-type="float" office:value="0.1575">
            <text:p>0.157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40">
            <text:p>-40</text:p>
          </table:table-cell>
          <table:table-cell table:formula="of:=(VLOOKUP(ABS([.A20]);[.$A$7:.$B$10];2)*IF([.A20]&lt;0; -1; 1)-VLOOKUP(ABS([.B20]);[.$A$7:.$B$10];2)*IF([.B20]&lt;0; -1; 1))*[.$F$20]" office:value-type="float" office:value="47.88">
            <text:p>47.88</text:p>
          </table:table-cell>
          <table:table-cell/>
          <table:table-cell office:value-type="string">
            <text:p>Val</text:p>
          </table:table-cell>
          <table:table-cell table:style-name="ce4" table:formula="of:=[.F19]" office:value-type="float" office:value="0.1575">
            <text:p><text:s/>1/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([.A19]-[.B19])*[.F20]" office:value-type="float" office:value="9.45">
            <text:p>9.4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fraction number:min-numerator-digits="1" number:min-denominato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3/09/2010</text:date>, <text:time>16:5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Stone</meta:initial-creator>
    <meta:creation-date>2010-02-24T15:44:23</meta:creation-date>
    <dc:date>2010-03-09T16:54:35</dc:date>
    <dc:creator>Andrew Stone</dc:creator>
    <meta:editing-duration>PT02H45M35S</meta:editing-duration>
    <meta:editing-cycles>11</meta:editing-cycles>
    <meta:generator>OpenOffice.org/3.1$Unix OpenOffice.org_project/310m19$Build-9420</meta:generator>
    <meta:document-statistic meta:table-count="3" meta:cell-count="64" meta:object-count="0"/>
  </office:meta>
</office:document-meta>
</file>